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T1_10" style:family="text">
      <style:text-properties fo:font-weight="bold" style:font-weight-asian="bold" style:font-weight-complex="bold"/>
    </style:style>
    <style:style style:name="T1_11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T3_5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4_1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T11_3" style:family="text">
      <style:text-properties fo:font-weight="bold" style:font-weight-asian="bold" style:font-weight-complex="bold"/>
    </style:style>
    <style:style style:name="T11_4" style:family="text">
      <style:text-properties fo:font-weight="bold" style:font-weight-asian="bold" style:font-weight-complex="bold"/>
    </style:style>
    <style:style style:name="T11_5" style:family="text">
      <style:text-properties fo:font-weight="bold" style:font-weight-asian="bold" style:font-weight-complex="bold"/>
    </style:style>
    <style:style style:name="T11_6" style:family="text">
      <style:text-properties fo:font-weight="bold" style:font-weight-asian="bold" style:font-weight-complex="bold"/>
    </style:style>
    <style:style style:name="T11_7" style:family="text">
      <style:text-properties fo:font-weight="bold" style:font-weight-asian="bold" style:font-weight-complex="bold"/>
    </style:style>
    <style:style style:name="T11_8" style:family="text">
      <style:text-properties fo:font-weight="bold" style:font-weight-asian="bold" style:font-weight-complex="bold"/>
    </style:style>
    <style:style style:name="T11_9" style:family="text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weight="bold" style:font-weight-asian="bold" style:font-weight-complex="bold"/>
    </style:style>
    <style:style style:name="T13_3" style:family="text">
      <style:text-properties fo:font-weight="bold" style:font-weight-asian="bold" style:font-weight-complex="bold"/>
    </style:style>
    <style:style style:name="T13_4" style:family="text">
      <style:text-properties fo:font-weight="bold" style:font-weight-asian="bold" style:font-weight-complex="bold"/>
    </style:style>
    <style:style style:name="T13_5" style:family="text">
      <style:text-properties fo:font-weight="bold" style:font-weight-asian="bold" style:font-weight-complex="bold"/>
    </style:style>
    <style:style style:name="T13_6" style:family="text">
      <style:text-properties fo:font-weight="bold" style:font-weight-asian="bold" style:font-weight-complex="bold"/>
    </style:style>
    <style:style style:name="T13_7" style:family="text">
      <style:text-properties fo:font-weight="bold" style:font-weight-asian="bold" style:font-weight-complex="bold"/>
    </style:style>
    <style:style style:name="T13_8" style:family="text">
      <style:text-properties fo:font-weight="bold" style:font-weight-asian="bold" style:font-weight-complex="bold"/>
    </style:style>
    <style:style style:name="T13_9" style:family="text">
      <style:text-properties fo:font-weight="bold" style:font-weight-asian="bold" style:font-weight-complex="bold"/>
    </style:style>
    <style:style style:name="T13_10" style:family="text">
      <style:text-properties fo:font-weight="bold" style:font-weight-asian="bold" style:font-weight-complex="bold"/>
    </style:style>
    <style:style style:name="T13_11" style:family="text"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T14_3" style:family="text">
      <style:text-properties fo:font-weight="bold" style:font-weight-asian="bold" style:font-weight-complex="bold"/>
    </style:style>
    <style:style style:name="T14_4" style:family="text">
      <style:text-properties fo:font-weight="bold" style:font-weight-asian="bold" style:font-weight-complex="bold"/>
    </style:style>
    <style:style style:name="T14_5" style:family="text">
      <style:text-properties fo:font-weight="bold" style:font-weight-asian="bold" style:font-weight-complex="bold"/>
    </style:style>
    <style:style style:name="T14_6" style:family="text">
      <style:text-properties fo:font-weight="bold" style:font-weight-asian="bold" style:font-weight-complex="bold"/>
    </style:style>
    <style:style style:name="T14_7" style:family="text">
      <style:text-properties fo:font-weight="bold" style:font-weight-asian="bold" style:font-weight-complex="bold"/>
    </style:style>
    <style:style style:name="T14_8" style:family="text">
      <style:text-properties fo:font-weight="bold" style:font-weight-asian="bold" style:font-weight-complex="bold"/>
    </style:style>
    <style:style style:name="T14_9" style:family="text">
      <style:text-properties fo:font-weight="bold" style:font-weight-asian="bold" style:font-weight-complex="bold"/>
    </style:style>
    <style:style style:name="T14_10" style:family="text">
      <style:text-properties fo:font-weight="bold" style:font-weight-asian="bold" style:font-weight-complex="bold"/>
    </style:style>
    <style:style style:name="T14_11" style:family="text">
      <style:text-properties fo:font-weight="bold" style:font-weight-asian="bold" style:font-weight-complex="bold"/>
    </style:style>
    <style:style style:name="T14_12" style:family="text">
      <style:text-properties fo:font-weight="bold" style:font-weight-asian="bold" style:font-weight-complex="bold"/>
    </style:style>
    <style:style style:name="T14_13" style:family="text">
      <style:text-properties fo:font-weight="bold" style:font-weight-asian="bold" style:font-weight-complex="bold"/>
    </style:style>
    <style:style style:name="T14_14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left" fo:break-before="auto" fo:line-height="115%" fo:margin-top="0cm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>
      <style:text-properties fo:font-weight="bold" style:font-weight-asian="bold" style:font-weight-complex="bold"/>
    </style:style>
    <style:style style:name="T19_5" style:family="text">
      <style:text-properties fo:font-weight="bold" style:font-weight-asian="bold" style:font-weight-complex="bold"/>
    </style:style>
    <style:style style:name="T19_6" style:family="text">
      <style:text-properties fo:font-weight="bold" style:font-weight-asian="bold" style:font-weight-complex="bold"/>
    </style:style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P20" style:family="paragraph" style:parent-style-name="Standard">
      <style:paragraph-properties fo:text-align="left" fo:break-before="auto" fo:line-height="115%" fo:margin-top="0cm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T20_5" style:family="text">
      <style:text-properties fo:font-weight="bold" style:font-weight-asian="bold" style:font-weight-complex="bold"/>
    </style:style>
    <style:style style:name="T20_6" style:family="text">
      <style:text-properties fo:font-weight="bold" style:font-weight-asian="bold" style:font-weight-complex="bold"/>
    </style:style>
    <style:style style:name="T20_7" style:family="text">
      <style:text-properties fo:font-weight="bold" style:font-weight-asian="bold" style:font-weight-complex="bold"/>
    </style:style>
    <style:style style:name="T20_8" style:family="text">
      <style:text-properties fo:font-weight="bold" style:font-weight-asian="bold" style:font-weight-complex="bold"/>
    </style:style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P21" style:family="paragraph" style:parent-style-name="Standard">
      <style:paragraph-properties fo:text-align="left" fo:break-before="auto" fo:line-height="115%" fo:margin-top="0cm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P22" style:family="paragraph" style:parent-style-name="Standard">
      <style:paragraph-properties fo:text-align="left" fo:break-before="auto" fo:line-height="115%" fo:margin-top="0cm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P23" style:family="paragraph" style:parent-style-name="Standard">
      <style:paragraph-properties fo:text-align="left" fo:break-before="auto" fo:line-height="115%" fo:margin-top="0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P24" style:family="paragraph" style:parent-style-name="Standard">
      <style:paragraph-properties fo:text-align="left" fo:break-before="auto" fo:line-height="115%" fo:margin-top="0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>
      <style:text-properties fo:font-weight="bold" style:font-weight-asian="bold" style:font-weight-complex="bold"/>
    </style:style>
    <style:style style:name="T24_8" style:family="text">
      <style:text-properties fo:font-weight="bold" style:font-weight-asian="bold" style:font-weight-complex="bold"/>
    </style:style>
    <style:style style:name="T24_9" style:family="text">
      <style:text-properties fo:font-weight="bold" style:font-weight-asian="bold" style:font-weight-complex="bold"/>
    </style:style>
    <style:style style:name="T24_10" style:family="text">
      <style:text-properties fo:font-weight="bold" style:font-weight-asian="bold" style:font-weight-complex="bold"/>
    </style:style>
    <style:style style:name="T24_11" style:family="text">
      <style:text-properties fo:font-weight="bold" style:font-weight-asian="bold" style:font-weight-complex="bold"/>
    </style:style>
    <style:style style:name="T24_12" style:family="text">
      <style:text-properties fo:font-weight="bold" style:font-weight-asian="bold" style:font-weight-complex="bold"/>
    </style:style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P25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>
      <style:text-properties fo:font-weight="bold" style:font-weight-asian="bold" style:font-weight-complex="bold"/>
    </style:style>
    <style:style style:name="T25_4" style:family="text">
      <style:text-properties fo:font-weight="bold" style:font-weight-asian="bold" style:font-weight-complex="bold"/>
    </style:style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</office:automatic-styles>
  <office:body>
    <office:text>
      <text:p text:style-name="P1"><text:span text:style-name="T1_1">LAWS</text:span><text:span text:style-name="T1_2"><text:s/></text:span><text:span text:style-name="T1_3">OF</text:span><text:span text:style-name="T1_4"><text:s/></text:span><text:span text:style-name="T1_5">LUTON</text:span><text:span text:style-name="T1_6"><text:s/>-<text:s/></text:span><text:span text:style-name="T1_7">CRIMES</text:span><text:span text:style-name="T1_8"><text:s/></text:span><text:span text:style-name="T1_9">AND</text:span><text:span text:style-name="T1_10"><text:s/></text:span><text:span text:style-name="T1_11">PUNISHMENTS</text:span></text:p>
      <text:p text:style-name="P2"/>
      <text:p text:style-name="P3"><text:span text:style-name="T3_1">DEATH</text:span><text:span text:style-name="T3_2"><text:s/></text:span><text:span text:style-name="T3_3">BY</text:span><text:span text:style-name="T3_4"><text:s/></text:span><text:span text:style-name="T3_5">BURNING</text:span></text:p>
      <text:list text:style-name="LS1" xml:id="list0">
        <text:list-item>
          <text:p text:style-name="P4"><text:span text:style-name="T4_1">Witchcraft</text:span></text:p>
        </text:list-item>
      </text:list>
      <text:p text:style-name="P5"/>
      <text:p text:style-name="P6"><text:span text:style-name="T6_1">IMPRISONABLE</text:span><text:span text:style-name="T6_2"><text:s/></text:span><text:span text:style-name="T6_3">OFFENCES</text:span></text:p>
      <text:p text:style-name="P7"/>
      <text:list text:style-name="LS2" xml:id="list1">
        <text:list-item>
          <text:p text:style-name="P8"><text:span text:style-name="T8_1">Murder</text:span><text:span text:style-name="T8_2"><text:tab/><text:tab/><text:tab/></text:span></text:p>
        </text:list-item>
        <text:list-item>
          <text:p text:style-name="P9"><text:span text:style-name="T9_1">Manslaughter</text:span></text:p>
        </text:list-item>
        <text:list-item>
          <text:p text:style-name="P10"><text:span text:style-name="T10_1">Theft</text:span></text:p>
        </text:list-item>
        <text:list-item>
          <text:p text:style-name="P11"><text:span text:style-name="T11_1">Cooking</text:span><text:span text:style-name="T11_2"><text:s/></text:span><text:span text:style-name="T11_3">your</text:span><text:span text:style-name="T11_4"><text:s/></text:span><text:span text:style-name="T11_5">neighbour</text:span><text:span text:style-name="T11_6">’</text:span><text:span text:style-name="T11_7">s</text:span><text:span text:style-name="T11_8"><text:s/></text:span><text:span text:style-name="T11_9">goose</text:span></text:p>
        </text:list-item>
        <text:list-item>
          <text:p text:style-name="P12"><text:span text:style-name="T12_1">Torture</text:span></text:p>
        </text:list-item>
        <text:list-item>
          <text:p text:style-name="P13"><text:span text:style-name="T13_1">Aiding</text:span><text:span text:style-name="T13_2"><text:s/></text:span><text:span text:style-name="T13_3">and</text:span><text:span text:style-name="T13_4"><text:s/></text:span><text:span text:style-name="T13_5">abetting</text:span><text:span text:style-name="T13_6"><text:s/></text:span><text:span text:style-name="T13_7">a</text:span><text:span text:style-name="T13_8"><text:s/></text:span><text:span text:style-name="T13_9">wanted</text:span><text:span text:style-name="T13_10"><text:s/></text:span><text:span text:style-name="T13_11">criminal</text:span></text:p>
        </text:list-item>
        <text:list-item>
          <text:p text:style-name="P14"><text:span text:style-name="T14_1">Inability</text:span><text:span text:style-name="T14_2"><text:s/></text:span><text:span text:style-name="T14_3">to</text:span><text:span text:style-name="T14_4"><text:s/></text:span><text:span text:style-name="T14_5">pay</text:span><text:span text:style-name="T14_6"><text:s/></text:span><text:span text:style-name="T14_7">imposed</text:span><text:span text:style-name="T14_8"><text:s/></text:span><text:span text:style-name="T14_9">fine</text:span><text:span text:style-name="T14_10"><text:s/></text:span><text:span text:style-name="T14_11">within</text:span><text:span text:style-name="T14_12"><text:s/>30<text:s/></text:span><text:span text:style-name="T14_13">minutes</text:span><text:span text:style-name="T14_14">.</text:span></text:p>
        </text:list-item>
      </text:list>
      <text:p text:style-name="P15"/>
      <text:p text:style-name="P16"/>
      <text:p text:style-name="P17"><text:span text:style-name="T17_1">FINABLE</text:span><text:span text:style-name="T17_2"><text:s/></text:span><text:span text:style-name="T17_3">OFFENCES</text:span></text:p>
      <text:p text:style-name="P18"/>
      <text:list text:style-name="LS3" xml:id="list8">
        <text:list-item>
          <text:p text:style-name="P19"><text:span text:style-name="T19_1">Potion</text:span><text:span text:style-name="T19_2"><text:s/></text:span><text:span text:style-name="T19_3">Making</text:span><text:span text:style-name="T19_4"><text:s/>/<text:s/></text:span><text:span text:style-name="T19_5">Selling</text:span><text:span text:style-name="T19_6"><text:s/><text:tab/><text:tab/></text:span><text:span text:style-name="T19_7">-<text:s/></text:span><text:span text:style-name="T19_8">maximum</text:span><text:span text:style-name="T19_9"><text:s/>1<text:s/></text:span><text:span text:style-name="T19_10">pound</text:span><text:span text:style-name="T19_11">,<text:s/>10<text:s/></text:span><text:span text:style-name="T19_12">shilling</text:span><text:span text:style-name="T19_13"><text:s/></text:span><text:span text:style-name="T19_14">fine</text:span></text:p>
        </text:list-item>
        <text:list-item>
          <text:p text:style-name="P20"><text:span text:style-name="T20_1">Adultery</text:span><text:span text:style-name="T20_2"><text:s/>(</text:span><text:span text:style-name="T20_3">only</text:span><text:span text:style-name="T20_4"><text:s/></text:span><text:span text:style-name="T20_5">for</text:span><text:span text:style-name="T20_6"><text:s/></text:span><text:span text:style-name="T20_7">women</text:span><text:span text:style-name="T20_8">)<text:tab/><text:tab/></text:span><text:span text:style-name="T20_9">-<text:s/></text:span><text:span text:style-name="T20_10">maximum</text:span><text:span text:style-name="T20_11"><text:s/>2<text:s/></text:span><text:span text:style-name="T20_12">pound</text:span><text:span text:style-name="T20_13"><text:s/></text:span><text:span text:style-name="T20_14">fine</text:span></text:p>
        </text:list-item>
        <text:list-item>
          <text:p text:style-name="P21"><text:span text:style-name="T21_1">Selling</text:span><text:span text:style-name="T21_2"><text:s/></text:span><text:span text:style-name="T21_3">stolen</text:span><text:span text:style-name="T21_4"><text:s/></text:span><text:span text:style-name="T21_5">goods</text:span><text:span text:style-name="T21_6"><text:tab/><text:tab/></text:span><text:span text:style-name="T21_7">-<text:s/></text:span><text:span text:style-name="T21_8">maximum</text:span><text:span text:style-name="T21_9"><text:s/>1<text:s/></text:span><text:span text:style-name="T21_10">pound</text:span><text:span text:style-name="T21_11"><text:s/></text:span><text:span text:style-name="T21_12">fine</text:span></text:p>
        </text:list-item>
        <text:list-item>
          <text:p text:style-name="P22"><text:span text:style-name="T22_1">Vandalism</text:span><text:span text:style-name="T22_2"><text:tab/><text:tab/><text:tab/><text:tab/></text:span><text:span text:style-name="T22_3">-<text:s/></text:span><text:span text:style-name="T22_4">maximum</text:span><text:span text:style-name="T22_5"><text:s/>10<text:s/></text:span><text:span text:style-name="T22_6">shilling</text:span><text:span text:style-name="T22_7"><text:s/></text:span><text:span text:style-name="T22_8">fine</text:span></text:p>
        </text:list-item>
        <text:list-item>
          <text:p text:style-name="P23"><text:span text:style-name="T23_1">Alchemy</text:span><text:span text:style-name="T23_2"><text:tab/><text:tab/><text:tab/><text:tab/></text:span><text:span text:style-name="T23_3">-<text:s/></text:span><text:span text:style-name="T23_4">maximum</text:span><text:span text:style-name="T23_5"><text:s/>1<text:s/></text:span><text:span text:style-name="T23_6">pound</text:span><text:span text:style-name="T23_7">,<text:s/>10<text:s/></text:span><text:span text:style-name="T23_8">shilling</text:span><text:span text:style-name="T23_9"><text:s/></text:span><text:span text:style-name="T23_10">fine</text:span></text:p>
        </text:list-item>
        <text:list-item>
          <text:p text:style-name="P24"><text:span text:style-name="T24_1">Possession</text:span><text:span text:style-name="T24_2"><text:s/></text:span><text:span text:style-name="T24_3">of</text:span><text:span text:style-name="T24_4"><text:s/></text:span><text:span text:style-name="T24_5">items</text:span><text:span text:style-name="T24_6"><text:s/></text:span><text:span text:style-name="T24_7">associated</text:span><text:span text:style-name="T24_8"><text:s/></text:span><text:span text:style-name="T24_9">with</text:span><text:span text:style-name="T24_10"><text:s/></text:span><text:span text:style-name="T24_11">Witchcraft</text:span><text:span text:style-name="T24_12"><text:s text:c="2"/></text:span><text:span text:style-name="T24_13">-<text:s/></text:span><text:span text:style-name="T24_14">maximum</text:span><text:span text:style-name="T24_15"><text:s/>3<text:s/></text:span><text:span text:style-name="T24_16">pound</text:span><text:span text:style-name="T24_17"><text:s/></text:span><text:span text:style-name="T24_18">fine</text:span></text:p>
        </text:list-item>
        <text:list-item>
          <text:p text:style-name="P25"><text:span text:style-name="T25_1">Molesting</text:span><text:span text:style-name="T25_2"><text:s/></text:span><text:span text:style-name="T25_3">livestock</text:span><text:span text:style-name="T25_4"><text:tab/><text:tab/><text:tab/></text:span><text:span text:style-name="T25_5">-<text:s/></text:span><text:span text:style-name="T25_6">maximum</text:span><text:span text:style-name="T25_7"><text:s/>2<text:s/></text:span><text:span text:style-name="T25_8">pound</text:span><text:span text:style-name="T25_9"><text:s/></text:span><text:span text:style-name="T25_10">fin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font-weight="normal" style:font-weight-asian="normal" style:font-weight-complex="normal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fo:font-weight="normal" style:font-weight-asian="normal" style:font-weight-complex="normal"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fo:font-weight="normal" style:font-weight-asian="normal" style:font-weight-complex="normal"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